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paragraph-rsid="0008202f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Times New Roman" officeooo:paragraph-rsid="0008202f"/>
    </style:style>
    <style:style style:name="T1" style:family="text">
      <style:text-properties officeooo:rsid="000820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ntes de começar a construir um site, uma das técnicas é desenhar a sua estrutura em forma de grades, mais conhecida como:</text:p>
      <text:p text:style-name="P1"><text:span text:style-name="T1">A)</text:span> rascunho</text:p>
      <text:p text:style-name="P1"><text:span text:style-name="T1">B)</text:span> wireframe</text:p>
      <text:p text:style-name="P1"><text:span text:style-name="T1">C)</text:span> sketch</text:p>
      <text:p text:style-name="P1"><text:span text:style-name="T1">D)</text:span> framebars</text:p>
      <text:p text:style-name="P1"/>
      <text:p text:style-name="P1">2. Para que um site seja corretamente exibido em vários tipos de dispositivos com telas de tamanhos diferentes, devemos nos preocupar bastante em torná-lo:</text:p>
      <text:p text:style-name="P1"><text:span text:style-name="T1">A)</text:span> recursivo</text:p>
      <text:p text:style-name="P1"><text:span text:style-name="T1">B)</text:span> responsivo</text:p>
      <text:p text:style-name="P1"><text:span text:style-name="T1">C)</text:span> reusável</text:p>
      <text:p text:style-name="P1"><text:span text:style-name="T1">D)</text:span> reciclável</text:p>
      <text:p text:style-name="P1"/>
      <text:p text:style-name="P1">3. Para que a largura de uma caixa torne-se adaptável a vários tamanhos de tela, utilizaremos as propriedades:</text:p>
      <text:p text:style-name="P1"><text:span text:style-name="T1">A)</text:span> min-width e max-width</text:p>
      <text:p text:style-name="P1"><text:span text:style-name="T1">B)</text:span> min-height e max-height</text:p>
      <text:p text:style-name="P1"><text:span text:style-name="T1">C)</text:span> left-width e right-width</text:p>
      <text:p text:style-name="P1"><text:span text:style-name="T1">D)</text:span> left-height e right-height</text:p>
      <text:p text:style-name="P1"/>
      <text:p text:style-name="P1">4. Para declarar variáveis em CSS, devemos criar uma pseudo-classe especial dentro do documento CSS atual. Qual é o nome dessa pseudo-classe?</text:p>
      <text:p text:style-name="P1"><text:span text:style-name="T1">A)</text:span> :var</text:p>
      <text:p text:style-name="P1"><text:span text:style-name="T1">B)</text:span> :declarations</text:p>
      <text:p text:style-name="P1"><text:span text:style-name="T1">C)</text:span> :root</text:p>
      <text:p text:style-name="P1"><text:span text:style-name="T1">D)</text:span> :variables</text:p>
      <text:p text:style-name="P1"/>
      <text:p text:style-name="P1">5. Toda variável declarada em um documento CSS deve obrigatoriamente começar com:</text:p>
      <text:p text:style-name="P1"><text:span text:style-name="T1">A)</text:span> dois traços --</text:p>
      <text:p text:style-name="P1"><text:span text:style-name="T1">B)</text:span> um cifrão $</text:p>
      <text:p text:style-name="P1"><text:span text:style-name="T1">C)</text:span> uma cerquilha #</text:p>
      <text:p text:style-name="P1"><text:span text:style-name="T1">D)</text:span> uma arroba @</text:p>
      <text:p text:style-name="P1"/>
      <text:p text:style-name="P1">6. Um documento CSS que possui variáveis definidas pode fazer referência a elas utilizando a função:</text:p>
      <text:p text:style-name="P1"><text:span text:style-name="T1">A)</text:span> variable()</text:p>
      <text:p text:style-name="P1"><text:span text:style-name="T1">B)</text:span> root()</text:p>
      <text:p text:style-name="P1"><text:span text:style-name="T1">C)</text:span> env()</text:p>
      <text:p text:style-name="P1"><text:span text:style-name="T1">D)</text:span> var()</text:p>
      <text:p text:style-name="P1"/>
      <text:p text:style-name="P1">7. Os navegadores (user agents) aplicam configurações padrão para todo e qualquer elemento HTML5 que é exibido como uma caixa . Para alterar as definições dessas configurações default, usamos um seletor CSS especial que é o:</text:p>
      <text:p text:style-name="P1"><text:span text:style-name="T1">A)</text:span> default {}</text:p>
      <text:p text:style-name="P1"><text:span text:style-name="T1">B)</text:span> asterisco * {}</text:p>
      <text:p text:style-name="P1"><text:span text:style-name="T1">C)</text:span> agent {}</text:p>
      <text:p text:style-name="P1"><text:span text:style-name="T1">D)</text:span> global {}</text:p>
      <text:p text:style-name="P1"/>
      <text:p text:style-name="P1"/>
      <text:p text:style-name="P1"/>
      <text:p text:style-name="P2">8. Para aplicar sombras às letras que estão dentro de uma caixa, podemos usar a propriedade:</text:p>
      <text:p text:style-name="P1"><text:span text:style-name="T1">A)</text:span> text-shadow</text:p>
      <text:p text:style-name="P1"><text:span text:style-name="T1">B)</text:span> font-shadow</text:p>
      <text:p text:style-name="P1"><text:span text:style-name="T1">C)</text:span> letter-shadow</text:p>
      <text:p text:style-name="P1"><text:span text:style-name="T1">D)</text:span> box-shadow</text:p>
      <text:p text:style-name="P1"/>
      <text:p text:style-name="P1">9. Ao usar listas do tipo em HTML5, só conseguimos definir marcadores do tipo circle, square ou disc. Porém, podemos personalizar o símbolo de cada elemento via CSS, usando a propriedade:</text:p>
      <text:p text:style-name="P1"><text:span text:style-name="T1">A)</text:span> list-type</text:p>
      <text:p text:style-name="P1"><text:span text:style-name="T1">B)</text:span> list-style-type</text:p>
      <text:p text:style-name="P1"><text:span text:style-name="T1">C)</text:span> list-symbol</text:p>
      <text:p text:style-name="P1"><text:span text:style-name="T1">D)</text:span> list-style-symbol</text:p>
      <text:p text:style-name="P1"/>
      <text:p text:style-name="P1">10. Qual dos valores a seguir é o único que não será aceito para configurar a propriedade position em CSS?</text:p>
      <text:p text:style-name="P1"><text:span text:style-name="T1">A)</text:span> static</text:p>
      <text:p text:style-name="P1"><text:span text:style-name="T1">B)</text:span> absolute</text:p>
      <text:p text:style-name="P1"><text:span text:style-name="T1">C)</text:span> relative</text:p>
      <text:p text:style-name="P1"><text:span text:style-name="T1">D)</text:span> fullsiz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3:42:33.007000000</meta:creation-date>
    <dc:date>2023-06-15T13:57:34.603000000</dc:date>
    <meta:editing-duration>PT15M3S</meta:editing-duration>
    <meta:editing-cycles>1</meta:editing-cycles>
    <meta:document-statistic meta:table-count="0" meta:image-count="0" meta:object-count="0" meta:page-count="2" meta:paragraph-count="50" meta:word-count="319" meta:character-count="1882" meta:non-whitespace-character-count="1613"/>
    <meta:generator>LibreOffice/7.4.6.2$Windows_X86_64 LibreOffice_project/5b1f5509c2decdade7fda905e3e1429a67acd63d</meta:generator>
  </office:meta>
</office:document-meta>
</file>